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043939f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style:font-name="Calibri1" fo:font-size="11pt" officeooo:paragraph-rsid="00b398df" style:font-size-asian="11pt" style:font-size-complex="11pt"/>
    </style:style>
    <style:style style:name="P6" style:family="paragraph" style:parent-style-name="Standard">
      <style:paragraph-properties fo:margin-top="0cm" fo:margin-bottom="0.3cm" style:contextual-spacing="false"/>
      <style:text-properties officeooo:paragraph-rsid="00c18ebc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c18ebc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</style:style>
    <style:style style:name="P10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officeooo:paragraph-rsid="00811482"/>
    </style:style>
    <style:style style:name="P11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officeooo:paragraph-rsid="00811482"/>
    </style:style>
    <style:style style:name="P13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officeooo:paragraph-rsid="00811482"/>
    </style:style>
    <style:style style:name="P14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16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17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18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19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0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1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2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3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24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25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26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c1c209"/>
    </style:style>
    <style:style style:name="P27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28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29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096ddb4"/>
    </style:style>
    <style:style style:name="P30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1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2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3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4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5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6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37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39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0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fo:font-weight="bold" officeooo:rsid="00bfea7f" style:font-weight-asian="bold" style:font-weight-complex="bold"/>
    </style:style>
    <style:style style:name="T5" style:family="text">
      <style:text-properties officeooo:rsid="00bfea7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c9d59" style:font-weight-asian="bold" style:font-weight-complex="bold"/>
    </style:style>
    <style:style style:name="T8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libri1" fo:font-size="11pt" fo:font-weight="normal" officeooo:rsid="00d4d884" style:font-size-asian="11pt" style:font-weight-asian="normal" style:font-size-complex="11pt" style:font-weight-complex="normal"/>
    </style:style>
    <style:style style:name="T10" style:family="text">
      <style:text-properties fo:font-size="11pt" officeooo:rsid="00811482" fo:background-color="transparent" loext:char-shading-value="0" style:font-size-asian="11pt" style:font-size-complex="11pt"/>
    </style:style>
    <style:style style:name="T11" style:family="text">
      <style:text-properties fo:font-size="11pt" officeooo:rsid="00ad842e" fo:background-color="transparent" loext:char-shading-value="0" style:font-size-asian="11pt" style:font-size-complex="11pt"/>
    </style:style>
    <style:style style:name="T12" style:family="text">
      <style:text-properties fo:font-size="11pt" officeooo:rsid="0088299b" fo:background-color="transparent" loext:char-shading-value="0" style:font-size-asian="11pt" style:font-size-complex="11pt"/>
    </style:style>
    <style:style style:name="T13" style:family="text">
      <style:text-properties fo:font-size="11pt" officeooo:rsid="00896972" fo:background-color="transparent" loext:char-shading-value="0" style:font-size-asian="11pt" style:font-size-complex="11pt"/>
    </style:style>
    <style:style style:name="T14" style:family="text">
      <style:text-properties fo:font-size="11pt" officeooo:rsid="009248c1" fo:background-color="transparent" loext:char-shading-value="0" style:font-size-asian="11pt" style:font-size-complex="11pt"/>
    </style:style>
    <style:style style:name="T15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1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2" style:family="text">
      <style:text-properties style:font-name="Calibri1" officeooo:rsid="00940f58" fo:background-color="transparent" loext:char-shading-value="0" style:font-name-complex="Calibri2"/>
    </style:style>
    <style:style style:name="T23" style:family="text">
      <style:text-properties style:font-name="Calibri1" fo:background-color="transparent" loext:char-shading-value="0" style:font-name-complex="Calibri2"/>
    </style:style>
    <style:style style:name="T24" style:family="text">
      <style:text-properties style:font-name="Calibri1" officeooo:rsid="005ab2ed" fo:background-color="transparent" loext:char-shading-value="0" style:font-name-complex="Calibri2"/>
    </style:style>
    <style:style style:name="T25" style:family="text">
      <style:text-properties style:font-name="Calibri1" officeooo:rsid="001aa24e" fo:background-color="transparent" loext:char-shading-value="0" style:font-name-complex="Calibri2"/>
    </style:style>
    <style:style style:name="T26" style:family="text">
      <style:text-properties style:font-name="Calibri1" officeooo:rsid="005af4d8" fo:background-color="transparent" loext:char-shading-value="0" style:font-name-complex="Calibri2"/>
    </style:style>
    <style:style style:name="T27" style:family="text">
      <style:text-properties style:font-name="Calibri1" officeooo:rsid="005bf07b" fo:background-color="transparent" loext:char-shading-value="0" style:font-name-complex="Calibri2"/>
    </style:style>
    <style:style style:name="T28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officeooo:rsid="006defbb" fo:background-color="transparent" loext:char-shading-value="0" style:font-name-complex="Calibri2"/>
    </style:style>
    <style:style style:name="T37" style:family="text">
      <style:text-properties style:font-name="Calibri1" officeooo:rsid="005dac39" fo:background-color="transparent" loext:char-shading-value="0" style:font-name-complex="Calibri2"/>
    </style:style>
    <style:style style:name="T38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1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4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5" style:family="text">
      <style:text-properties style:font-name="Calibri1" officeooo:rsid="00940f58" style:font-name-complex="Calibri2"/>
    </style:style>
    <style:style style:name="T46" style:family="text">
      <style:text-properties style:font-name="Calibri1" style:font-name-complex="Calibri2"/>
    </style:style>
    <style:style style:name="T47" style:family="text">
      <style:text-properties style:font-name="Calibri1" officeooo:rsid="001aa24e" style:font-name-complex="Calibri2"/>
    </style:style>
    <style:style style:name="T48" style:family="text">
      <style:text-properties style:font-name="Calibri1" officeooo:rsid="005310b8" style:font-name-complex="Calibri2"/>
    </style:style>
    <style:style style:name="T49" style:family="text">
      <style:text-properties style:font-name="Calibri1" officeooo:rsid="005bf07b" style:font-name-complex="Calibri2"/>
    </style:style>
    <style:style style:name="T50" style:family="text">
      <style:text-properties style:font-name="Calibri1" officeooo:rsid="007cb206" style:font-name-complex="Calibri2"/>
    </style:style>
    <style:style style:name="T51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52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53" style:family="text">
      <style:text-properties style:font-name="Calibri1" fo:font-weight="bold" officeooo:rsid="007cb206" style:font-weight-asian="bold" style:font-name-complex="Calibri2" style:font-weight-complex="bold"/>
    </style:style>
    <style:style style:name="T54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5" style:family="text">
      <style:text-properties style:font-name="Calibri1" officeooo:rsid="0059ad0b" style:font-name-complex="Calibri2"/>
    </style:style>
    <style:style style:name="T56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9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60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61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62" style:family="text">
      <style:text-properties style:font-name="Calibri1" fo:font-size="11pt" officeooo:rsid="00940f58" style:font-size-asian="11pt" style:font-name-complex="Calibri2" style:font-size-complex="11pt"/>
    </style:style>
    <style:style style:name="T63" style:family="text">
      <style:text-properties style:font-name="Calibri1" fo:font-size="11pt" officeooo:rsid="005bf07b" style:font-size-asian="11pt" style:font-name-complex="Calibri2" style:font-size-complex="11pt"/>
    </style:style>
    <style:style style:name="T64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5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6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7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8" style:family="text">
      <style:text-properties style:font-name="Calibri1" fo:font-size="11pt" officeooo:rsid="001b7c95" style:font-size-asian="11pt" style:font-name-complex="Calibri2" style:font-size-complex="11pt"/>
    </style:style>
    <style:style style:name="T69" style:family="text">
      <style:text-properties officeooo:rsid="00940f58"/>
    </style:style>
    <style:style style:name="T70" style:family="text">
      <style:text-properties officeooo:rsid="005bf07b"/>
    </style:style>
    <style:style style:name="T71" style:family="text">
      <style:text-properties officeooo:rsid="0081de27"/>
    </style:style>
    <style:style style:name="T72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73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4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75" style:family="text">
      <style:text-properties fo:font-size="11pt" officeooo:rsid="0096ddb4" style:font-size-asian="11pt" style:font-size-complex="11pt"/>
    </style:style>
    <style:style style:name="T76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7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8" style:family="text">
      <style:text-properties fo:font-size="11pt" fo:font-style="italic" style:font-size-asian="11pt" style:font-style-asian="italic" style:font-size-complex="11pt" style:font-style-complex="italic"/>
    </style:style>
    <style:style style:name="T79" style:family="text">
      <style:text-properties fo:font-size="11pt" style:font-size-asian="11pt" style:font-size-complex="11pt"/>
    </style:style>
    <style:style style:name="T80" style:family="text">
      <style:text-properties fo:font-size="11pt" officeooo:rsid="00c44f0d" style:font-size-asian="11pt" style:font-size-complex="11pt"/>
    </style:style>
    <style:style style:name="T81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82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83" style:family="text">
      <style:text-properties style:font-name="Calibri1" fo:font-size="11pt" officeooo:rsid="00e04078" style:font-size-asian="11pt" style:font-name-complex="Calibri2" style:font-size-complex="11pt"/>
    </style:style>
    <style:style style:name="T84" style:family="text">
      <style:text-properties style:font-name="Calibri1" fo:font-size="11pt" officeooo:rsid="003c2c68" style:font-size-asian="11pt" style:font-name-complex="Calibri2" style:font-size-complex="11pt"/>
    </style:style>
    <style:style style:name="T85" style:family="text">
      <style:text-properties officeooo:rsid="00c53c3a"/>
    </style:style>
    <style:style style:name="T86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Location<text:tab/>Edinburgh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I am an experienced candidate, with a long employment history in a wide variety of positions across multiple sectors: from <text:span text:style-name="T4">video shoots</text:span><text:span text:style-name="T5"> to </text:span><text:span text:style-name="T6">retail</text:span>, <text:span text:style-name="T7">software development</text:span> to <text:span text:style-name="T4">data entry</text:span>.</text:p>
      <text:p text:style-name="P6"><text:span text:style-name="Strong_20_Emphasis"><text:span text:style-name="T8">I am highly motivated, adaptable, and eager to learn new </text:span></text:span><text:span text:style-name="Strong_20_Emphasis"><text:span text:style-name="T9">skills</text:span></text:span><text:span text:style-name="Strong_20_Emphasis"><text:span text:style-name="T8">. I thrive in supportive team environments where the work is both varied and challenging, and aspire to be a supportive, positive colleague.</text:span></text:span></text:p>
      <text:p text:style-name="P7"><text:span text:style-name="Strong_20_Emphasis"><text:span text:style-name="T8">I constantly strive to achieve the best results possible in my work. I am a fast learner with excellent communication and interpersonal skills, and am strongly motivated to continue learning and growing in my career.</text:span></text:span></text:p>
      <text:h text:style-name="P8" text:outline-level="2"><draw:custom-shape text:anchor-type="paragraph" draw:z-index="1" draw:name="Key Skills box" draw:style-name="gr3" draw:text-style-name="P9" svg:width="15.925cm" svg:height="0.84cm" svg:x="0cm" svg:y="0.229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0"><text:span text:style-name="T10">Proven track record in working in demanding environment</text:span><text:span text:style-name="T11">s</text:span></text:p>
        </text:list-item>
        <text:list-item>
          <text:p text:style-name="P11">Proven team player with strong communication skills</text:p>
        </text:list-item>
        <text:list-item>
          <text:p text:style-name="P12"><text:span text:style-name="T10">Strong technical skills </text:span><text:span text:style-name="T12">and ability to adapt to new env</text:span><text:span text:style-name="T13">ironments</text:span><text:span text:style-name="T12">, absorb and learn new skills</text:span></text:p>
        </text:list-item>
        <text:list-item>
          <text:p text:style-name="P12"><text:span text:style-name="T10">Meticulous attention to detail, </text:span><text:span text:style-name="T12">delivering outcomes to the highest standard possible</text:span></text:p>
        </text:list-item>
        <text:list-item>
          <text:p text:style-name="P13"><text:span text:style-name="T14">Strong</text:span><text:span text:style-name="T10"> Microsoft Office skills (Excel, Word, etc.), </text:span><text:span text:style-name="T14">in addition to Google Sheets, Docs, etc.</text:span></text:p>
        </text:list-item>
      </text:list>
      <text:h text:style-name="P14" text:outline-level="2"><draw:custom-shape text:anchor-type="paragraph" draw:z-index="2" draw:name="Employment History box" draw:style-name="gr4" draw:text-style-name="P9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5"><text:span text:style-name="T15">Aug 2014 - </text:span><text:span text:style-name="T16">Nov 2024 – </text:span><text:span text:style-name="T17">Senior </text:span><text:span text:style-name="T18">Video</text:span><text:span text:style-name="T17"> </text:span><text:span text:style-name="T15">Edito</text:span><text:span text:style-name="T19">r, </text:span><text:span text:style-name="T15">Speakeasy Productions Ltd </text:span><text:span text:style-name="T20">(Edinburgh)</text:span></text:p>
      <text:list xml:id="list155013192161925" text:continue-numbering="true" text:style-name="WWNum1">
        <text:list-item>
          <text:p text:style-name="P16"><text:span text:style-name="Emphasis"><text:span text:style-name="T21">Permanent full-time role</text:span></text:span></text:p>
        </text:list-item>
      </text:list>
      <text:list xml:id="list3824359983" text:style-name="List_20_1">
        <text:list-item>
          <text:list>
            <text:list-item>
              <text:list>
                <text:list-item>
                  <text:p text:style-name="P17"><text:span text:style-name="T22">I w</text:span><text:span text:style-name="T23">ork</text:span><text:span text:style-name="T24">ed</text:span><text:span text:style-name="T23"> with </text:span><text:span text:style-name="T22">a large </text:span><text:span text:style-name="T25">production team</text:span><text:span text:style-name="T23"> and </text:span><text:span text:style-name="T26">internal and external </text:span><text:span text:style-name="T23">motion graphics artists to create </text:span><text:span text:style-name="T27">videos for private and public sector clients</text:span></text:p>
                </text:list-item>
                <text:list-item>
                  <text:p text:style-name="P18"><text:span text:style-name="T28">I m</text:span><text:span text:style-name="T29">anage</text:span><text:span text:style-name="T30">d</text:span><text:span text:style-name="T29"> all aspects of </text:span><text:span text:style-name="T31">the </text:span><text:span text:style-name="T29">editing </text:span><text:span text:style-name="T32">process</text:span><text:span text:style-name="T29">: </text:span><text:span text:style-name="T33">ingest, logging, </text:span><text:span text:style-name="T29">colour-correction, </text:span><text:span text:style-name="T34">audio mastering</text:span><text:span text:style-name="T29">, </text:span><text:span text:style-name="T34">motion </text:span><text:span text:style-name="T29">graphics, </text:span><text:span text:style-name="T34">subtitles, </text:span><text:span text:style-name="T35">picture-in-picture sign language, </text:span><text:span text:style-name="T33">delivery</text:span></text:p>
                </text:list-item>
                <text:list-item>
                  <text:p text:style-name="P17"><text:span text:style-name="T22">I w</text:span><text:span text:style-name="T27">orked across multiple projects concurrently, </text:span><text:span text:style-name="T36">at various stages of delivery, </text:span><text:span text:style-name="T37">often to tight deadlines</text:span></text:p>
                </text:list-item>
              </text:list>
            </text:list-item>
          </text:list>
        </text:list-item>
      </text:list>
      <text:p text:style-name="P19">Dec 2008 - Aug 2014 – Senior Video Editor, Republic Productions Ltd (Edinburgh)</text:p>
      <text:list xml:id="list155011977946888" text:continue-list="list155013192161925" text:style-name="WWNum1">
        <text:list-item>
          <text:p text:style-name="P20"><text:span text:style-name="Emphasis"><text:span text:style-name="T21">Permanent full-time role</text:span></text:span></text:p>
        </text:list-item>
      </text:list>
      <text:list xml:id="list155012920347239" text:continue-list="list3824359983" text:style-name="List_20_1">
        <text:list-item>
          <text:list>
            <text:list-item>
              <text:list>
                <text:list-item>
                  <text:p text:style-name="P21">As the company’s senior editor I was responsible for all technical and aesthetic aspects of video editing</text:p>
                </text:list-item>
                <text:list-item>
                  <text:p text:style-name="P22"><text:span text:style-name="T28">I r</text:span><text:span text:style-name="T34">ecord</text:span><text:span text:style-name="T38">ed </text:span><text:span text:style-name="T28">sound</text:span><text:span text:style-name="T38"> </text:span><text:span text:style-name="T34">and </text:span><text:span text:style-name="T39">operated camera</text:span><text:span text:style-name="T34"> </text:span><text:span text:style-name="T28">on location </text:span><text:span text:style-name="T34">when required</text:span></text:p>
                </text:list-item>
                <text:list-item>
                  <text:p text:style-name="P22"><text:span text:style-name="T28">I was responsible</text:span><text:span text:style-name="T32"> for m</text:span><text:span text:style-name="T40">aintenance of </text:span><text:span text:style-name="T32">all editing and production </text:span><text:span text:style-name="T40">software and hardware</text:span></text:p>
                </text:list-item>
                <text:list-item>
                  <text:p text:style-name="P22"><text:span text:style-name="T28">I was responsible</text:span><text:span text:style-name="T32"> for </text:span><text:span text:style-name="T34">procurement and </text:span><text:span text:style-name="T32">ongoing </text:span><text:span text:style-name="T34">maintenance of camera kit</text:span></text:p>
                </text:list-item>
              </text:list>
            </text:list-item>
          </text:list>
        </text:list-item>
      </text:list>
      <text:p text:style-name="P23"><text:span text:style-name="T41">Feb 2002 - Jan 2008</text:span><text:span text:style-name="T42"> – </text:span><text:span text:style-name="T41">Freelance Director / Producer / </text:span><text:span text:style-name="T43">Editor </text:span><text:span text:style-name="T44">(UK wide)</text:span></text:p>
      <text:list xml:id="list155012033218154" text:continue-list="list155011977946888" text:style-name="WWNum1">
        <text:list-item>
          <text:p text:style-name="P24"><text:span text:style-name="Emphasis"><text:span text:style-name="T21">Self-employed</text:span></text:span></text:p>
        </text:list-item>
      </text:list>
      <text:list xml:id="list155013129087489" text:continue-list="list155012920347239" text:style-name="List_20_1">
        <text:list-item>
          <text:list>
            <text:list-item>
              <text:list>
                <text:list-item>
                  <text:p text:style-name="P17"><text:span text:style-name="T45">I was responsible for d</text:span><text:span text:style-name="T46">irecting, </text:span><text:span text:style-name="T47">shooting </text:span><text:span text:style-name="T46">and editing </text:span><text:span text:style-name="T47">a variety of </text:span><text:span text:style-name="T46">projects </text:span><text:span text:style-name="T48">for public and private sector </text:span><text:span text:style-name="T49">clients</text:span></text:p>
                </text:list-item>
                <text:list-item>
                  <text:p text:style-name="P17"><text:span text:style-name="T45">I d</text:span><text:span text:style-name="T50">irected and shot a </text:span><text:a xlink:type="simple" xlink:href="https://youtu.be/InCGES-5KSg?si=RtQ8EHGtt-RBggbH&amp;t=0" text:style-name="Internet_20_link" text:visited-style-name="Visited_20_Internet_20_Link"><text:span text:style-name="T51">40-min </text:span><text:span text:style-name="T52">documentary</text:span></text:a><text:span text:style-name="T50"> on the Scottish band </text:span><text:span text:style-name="T53">Mogwai</text:span><text:span text:style-name="T50">, released along with their album </text:span><text:span text:style-name="T54">Mr</text:span><text:span text:style-name="T53">. Beast</text:span></text:p>
                </text:list-item>
                <text:list-item>
                  <text:p text:style-name="P17"><text:span text:style-name="T48">C</text:span><text:span text:style-name="T55">lients </text:span><text:span text:style-name="T22">included</text:span><text:span text:style-name="T55">: various music industry clients, including XL Recordings, Rock Action, Mogwai</text:span></text:p>
                </text:list-item>
                <text:list-item>
                  <text:p text:style-name="P17"><text:soft-page-break/><text:span text:style-name="T22">Communicating</text:span><text:span text:style-name="T46"> with end-user clients of all levels</text:span></text:p>
                </text:list-item>
              </text:list>
            </text:list-item>
          </text:list>
        </text:list-item>
      </text:list>
      <text:p text:style-name="P25"><text:span text:style-name="T41">Oct</text:span><text:span text:style-name="T56"> 200</text:span><text:span text:style-name="T57">3 - Mar</text:span><text:span text:style-name="T56"> 200</text:span><text:span text:style-name="T57">5</text:span><text:span text:style-name="T42"> – </text:span><text:span text:style-name="T57">Retail Shop Assistant, Bargain Books (Glasgow</text:span><text:span text:style-name="T58">)</text:span></text:p>
      <text:list text:continue-list="list155012033218154" text:style-name="WWNum1">
        <text:list-item>
          <text:p text:style-name="P26"><text:span text:style-name="Emphasis"><text:span text:style-name="T21">Permanent part-time role;</text:span></text:span><text:span text:style-name="Emphasis"><text:span text:style-name="T59"> </text:span></text:span><text:span text:style-name="Emphasis"><text:span text:style-name="T60">serving customers; cashing up; ordering new stock from wholesale supplier; shop floor stock replenishment</text:span></text:span></text:p>
        </text:list-item>
      </text:list>
      <text:p text:style-name="P27"><text:span text:style-name="T15">Jan 2000</text:span><text:span text:style-name="T56"> - </text:span><text:span text:style-name="T15">Dec 2001</text:span><text:span text:style-name="T42"> – </text:span><text:span text:style-name="T15">Software Developer, Agilent </text:span><text:span text:style-name="T56">Technologies</text:span><text:span text:style-name="T15"> GmbH </text:span><text:span text:style-name="T20">(</text:span><text:span text:style-name="T61">Stuttgart, Germany</text:span><text:span text:style-name="T20">)</text:span></text:p>
      <text:list xml:id="list155012940985228" text:continue-numbering="true" text:style-name="WWNum1">
        <text:list-item>
          <text:p text:style-name="P28"><text:span text:style-name="Emphasis"><text:span text:style-name="T21">Permanent full-time role</text:span></text:span></text:p>
        </text:list-item>
      </text:list>
      <text:list text:continue-list="list155013129087489" text:style-name="List_20_1">
        <text:list-item>
          <text:list>
            <text:list-item>
              <text:list>
                <text:list-item>
                  <text:p text:style-name="P18"><text:span text:style-name="T62">I </text:span><text:span text:style-name="T28">worked</text:span><text:span text:style-name="T63"> as part of a team developing </text:span><text:span text:style-name="T62">and maintaining</text:span><text:span text:style-name="T63"> </text:span><text:span text:style-name="T1">an in-house, </text:span><text:span text:style-name="T64">Oracle</text:span><text:span text:style-name="T1">-based, </text:span><text:span text:style-name="T65">Unix</text:span><text:span text:style-name="T63">-server hosted </text:span><text:span text:style-name="T1">payroll system</text:span></text:p>
                </text:list-item>
                <text:list-item>
                  <text:p text:style-name="P18"><text:span text:style-name="T62">I wrote </text:span><text:span text:style-name="T66">ASP</text:span><text:span text:style-name="T1">, </text:span><text:span text:style-name="T67">HTML</text:span><text:span text:style-name="T62">,</text:span><text:span text:style-name="T1"> </text:span><text:span text:style-name="T64">JavaScript</text:span><text:span text:style-name="T68"> </text:span><text:span text:style-name="T62">and </text:span><text:span text:style-name="T67">SQL</text:span><text:span text:style-name="T62"> to process user input, applying country-specific business logic as appropriate</text:span></text:p>
                </text:list-item>
                <text:list-item>
                  <text:p text:style-name="P18"><text:span text:style-name="T69">I w</text:span><text:span text:style-name="T70">rote </text:span><text:span text:style-name="T28">Bash</text:span><text:span text:style-name="T71"> </text:span><text:span text:style-name="T70">scripts to automate development and deployment tasks</text:span></text:p>
                </text:list-item>
              </text:list>
            </text:list-item>
          </text:list>
        </text:list-item>
      </text:list>
      <text:p text:style-name="P25"><text:span text:style-name="T72">Oct</text:span><text:span text:style-name="T15"> </text:span><text:span text:style-name="T72">1996</text:span><text:span text:style-name="T57"> - </text:span><text:span text:style-name="T72">Aug</text:span><text:span text:style-name="T15"> </text:span><text:span text:style-name="T72">1998</text:span><text:span text:style-name="T42"> – </text:span><text:span text:style-name="T57">Retail Shop Assistant, Bargain Books (East Kilbride</text:span><text:span text:style-name="T73">)</text:span></text:p>
      <text:list text:continue-list="list155012940985228" text:style-name="WWNum1">
        <text:list-item>
          <text:p text:style-name="P29"><text:span text:style-name="Emphasis"><text:span text:style-name="T21">Permanent part-time role;</text:span></text:span><text:span text:style-name="T74"> </text:span><text:span text:style-name="T75">serving customers; cashing up; ordering new stock from wholesale supplier; shop floor stock replenishment</text:span></text:p>
        </text:list-item>
      </text:list>
      <text:p text:style-name="P30"><text:span text:style-name="T76">Jul</text:span><text:span text:style-name="T77">y</text:span><text:span text:style-name="T72"> 199</text:span><text:span text:style-name="T76">2</text:span><text:span text:style-name="T72"> - </text:span><text:span text:style-name="T76">May</text:span><text:span text:style-name="T72"> 199</text:span><text:span text:style-name="T76">6</text:span><text:span text:style-name="T72"> – </text:span><text:span text:style-name="T76">Checkout</text:span><text:span text:style-name="T72"> Assistant, </text:span><text:span text:style-name="T76">Somerfield Supermarket</text:span><text:span text:style-name="T72"> (East </text:span><text:span text:style-name="T73">Kilbride</text:span><text:span text:style-name="T72">)</text:span></text:p>
      <text:list text:continue-numbering="true" text:style-name="WWNum1">
        <text:list-item>
          <text:p text:style-name="P31"><text:span text:style-name="Emphasis"><text:span text:style-name="T21">Permanent part-time role;</text:span></text:span><text:span text:style-name="T78"> </text:span><text:span text:style-name="T79">serving customers; cash </text:span><text:span text:style-name="T80">handling</text:span><text:span text:style-name="T79">; shop floor stock replenishment</text:span></text:p>
        </text:list-item>
      </text:list>
      <text:h text:style-name="P32" text:outline-level="2"><draw:custom-shape text:anchor-type="paragraph" draw:z-index="0" draw:name="Education and Qualifications box" draw:style-name="gr4" draw:text-style-name="P9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81"> </text:span>AND<text:span text:style-name="T81"> </text:span>QUALIFICATIONS</text:h>
      <text:p text:style-name="P33"><text:span text:style-name="T64">1998 - 1999</text:span><text:span text:style-name="T1"> </text:span><text:span text:style-name="T64">– </text:span><text:span text:style-name="T82">Postgraduate Diploma Information Technology</text:span><text:span text:style-name="T1">, Glasgow Unive</text:span><text:span text:style-name="T83">­</text:span><text:span text:style-name="T1">rsity</text:span></text:p>
      <text:p text:style-name="P34"><text:span text:style-name="T64">1992 - 1996</text:span><text:span text:style-name="T1"> </text:span><text:span text:style-name="T64">– </text:span><text:span text:style-name="T82">MA Philosophy 2:1</text:span><text:span text:style-name="T1">, </text:span><text:span text:style-name="T84">Glasgow University</text:span></text:p>
      <text:p text:style-name="P35"><text:span text:style-name="T64">1986 - 1992</text:span><text:span text:style-name="T1"> </text:span><text:span text:style-name="T64">– </text:span><text:span text:style-name="T1">5 Highers, 1 Certificate of Sixth Year Studies, St Andrews High School</text:span></text:p>
      <text:h text:style-name="P36" text:outline-level="2"><draw:custom-shape text:anchor-type="paragraph" draw:z-index="5" draw:name="Voluntary work box" draw:style-name="gr4" draw:text-style-name="P9" svg:width="15.925cm" svg:height="0.84cm" svg:x="0cm" svg:y="0.118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37">2004 - 2005 – Volunteer, Glasgow Media Access Centre</text:p>
      <text:p text:style-name="P38">I <text:span text:style-name="T85">volunteered at Glasgow’s GMAC charity, which supports grassroots and amateur filmmakers by providing professional kit hire for much cheaper than standard rates, and provid</text:span><text:span text:style-name="T86">es</text:span><text:span text:style-name="T85"> practical training from industry professionals; standard volunteer positions were for three months, but I was asked to stay for a further three.</text:span></text:p>
      <text:p text:style-name="P39"><text:span text:style-name="T85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0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darkish_20_peach" draw:display-name="white to darkish peach" draw:style="linear" draw:start-color="#ffffff" draw:end-color="#ffbda5" draw:start-intensity="100%" draw:end-intensity="100%" draw:angle="90deg" draw:border="0%">
      <loext:gradient-stop svg:offset="0" loext:color-type="rgb" loext:color-value="#ffffff"/>
      <loext:gradient-stop svg:offset="1" loext:color-type="rgb" loext:color-value="#ffbda5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1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42</meta:editing-cycles>
    <meta:creation-date>2019-04-22T12:44:00</meta:creation-date>
    <dc:date>2025-10-20T15:50:10.948068600</dc:date>
    <meta:editing-duration>PT16H13M34S</meta:editing-duration>
    <meta:generator>LibreOffice/25.8.1.1$Windows_X86_64 LibreOffice_project/54047653041915e595ad4e45cccea684809c77b5</meta:generator>
    <meta:print-date>2025-10-16T12:19:15.971190600</meta:print-date>
    <meta:printed-by>PDF files</meta:printed-by>
    <dc:description>Peter Smith CV</dc:description>
    <dc:title>Peter Smith CV</dc:title>
    <meta:document-statistic meta:table-count="0" meta:image-count="0" meta:object-count="0" meta:page-count="2" meta:paragraph-count="51" meta:word-count="693" meta:character-count="4543" meta:non-whitespace-character-count="3913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